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rsid="0009abfa" officeooo:paragraph-rsid="0009abfa"/>
    </style:style>
    <style:style style:name="P2" style:family="paragraph" style:parent-style-name="Heading_20_1">
      <style:text-properties officeooo:rsid="000d4fce" officeooo:paragraph-rsid="000d4fce"/>
    </style:style>
    <style:style style:name="P3" style:family="paragraph" style:parent-style-name="Heading_20_1">
      <style:text-properties officeooo:rsid="000ecaae" officeooo:paragraph-rsid="000ecaae"/>
    </style:style>
    <style:style style:name="P4" style:family="paragraph" style:parent-style-name="Heading_20_1">
      <style:text-properties officeooo:rsid="00135015" officeooo:paragraph-rsid="00135015"/>
    </style:style>
    <style:style style:name="P5" style:family="paragraph" style:parent-style-name="Heading_20_1">
      <style:text-properties officeooo:rsid="0019d288" officeooo:paragraph-rsid="0019d288"/>
    </style:style>
    <style:style style:name="P6" style:family="paragraph" style:parent-style-name="Heading_20_1">
      <style:text-properties officeooo:rsid="001d29c3" officeooo:paragraph-rsid="001d29c3"/>
    </style:style>
    <style:style style:name="P7" style:family="paragraph" style:parent-style-name="Heading_20_1">
      <style:paragraph-properties fo:text-align="justify" style:justify-single-word="false"/>
      <style:text-properties officeooo:rsid="001ef498" officeooo:paragraph-rsid="001ef498"/>
    </style:style>
    <style:style style:name="P8" style:family="paragraph" style:parent-style-name="Text_20_body">
      <style:paragraph-properties fo:text-align="justify" style:justify-single-word="false"/>
      <style:text-properties officeooo:rsid="000b7948" officeooo:paragraph-rsid="000b7948"/>
    </style:style>
    <style:style style:name="P9" style:family="paragraph" style:parent-style-name="Text_20_body">
      <style:paragraph-properties fo:text-align="justify" style:justify-single-word="false"/>
      <style:text-properties officeooo:paragraph-rsid="000b7948"/>
    </style:style>
    <style:style style:name="P10" style:family="paragraph" style:parent-style-name="Text_20_body">
      <style:text-properties officeooo:rsid="000d4fce" officeooo:paragraph-rsid="000d4fce"/>
    </style:style>
    <style:style style:name="P11" style:family="paragraph" style:parent-style-name="Text_20_body">
      <style:paragraph-properties fo:text-align="justify" style:justify-single-word="false"/>
      <style:text-properties officeooo:rsid="000e3089" officeooo:paragraph-rsid="000e3089"/>
    </style:style>
    <style:style style:name="P12" style:family="paragraph" style:parent-style-name="Text_20_body">
      <style:paragraph-properties fo:text-align="justify" style:justify-single-word="false"/>
      <style:text-properties officeooo:rsid="000e9229" officeooo:paragraph-rsid="000e9229"/>
    </style:style>
    <style:style style:name="P13" style:family="paragraph" style:parent-style-name="Text_20_body">
      <style:paragraph-properties fo:text-align="justify" style:justify-single-word="false"/>
      <style:text-properties officeooo:rsid="000ecaae" officeooo:paragraph-rsid="000ecaae"/>
    </style:style>
    <style:style style:name="P14" style:family="paragraph" style:parent-style-name="Text_20_body">
      <style:text-properties officeooo:rsid="000faf3f" officeooo:paragraph-rsid="000faf3f"/>
    </style:style>
    <style:style style:name="P15" style:family="paragraph" style:parent-style-name="Text_20_body">
      <style:text-properties officeooo:rsid="0011899a" officeooo:paragraph-rsid="0011899a"/>
    </style:style>
    <style:style style:name="P16" style:family="paragraph" style:parent-style-name="Text_20_body">
      <style:text-properties officeooo:rsid="00135015" officeooo:paragraph-rsid="00135015"/>
    </style:style>
    <style:style style:name="P17" style:family="paragraph" style:parent-style-name="Text_20_body">
      <style:text-properties officeooo:rsid="00179bf0" officeooo:paragraph-rsid="00179bf0"/>
    </style:style>
    <style:style style:name="P18" style:family="paragraph" style:parent-style-name="Text_20_body">
      <style:text-properties officeooo:rsid="0019d288" officeooo:paragraph-rsid="0019d288"/>
    </style:style>
    <style:style style:name="P19" style:family="paragraph" style:parent-style-name="Text_20_body">
      <style:text-properties officeooo:rsid="001d29c3" officeooo:paragraph-rsid="001d29c3"/>
    </style:style>
    <style:style style:name="T1" style:family="text">
      <style:text-properties officeooo:rsid="000b7948"/>
    </style:style>
    <style:style style:name="T2" style:family="text">
      <style:text-properties officeooo:rsid="000d4fce"/>
    </style:style>
    <style:style style:name="T3" style:family="text">
      <style:text-properties officeooo:rsid="000e3089"/>
    </style:style>
    <style:style style:name="T4" style:family="text">
      <style:text-properties officeooo:rsid="000ecaae"/>
    </style:style>
    <style:style style:name="T5" style:family="text">
      <style:text-properties officeooo:rsid="0011899a"/>
    </style:style>
    <style:style style:name="T6" style:family="text">
      <style:text-properties fo:font-style="italic" style:font-style-asian="italic" style:font-style-complex="italic"/>
    </style:style>
    <style:style style:name="T7" style:family="text">
      <style:text-properties fo:font-style="italic" officeooo:rsid="0018393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35015" style:font-style-asian="normal" style:font-style-complex="normal"/>
    </style:style>
    <style:style style:name="T10" style:family="text">
      <style:text-properties fo:font-style="normal" officeooo:rsid="00146168" style:font-style-asian="normal" style:font-style-complex="normal"/>
    </style:style>
    <style:style style:name="T11" style:family="text">
      <style:text-properties fo:font-style="normal" officeooo:rsid="00183933" style:font-style-asian="normal" style:font-style-complex="normal"/>
    </style:style>
    <style:style style:name="T12" style:family="text">
      <style:text-properties fo:font-style="normal" officeooo:rsid="001b9763" style:font-style-asian="normal" style:font-style-complex="normal"/>
    </style:style>
    <style:style style:name="T13" style:family="text">
      <style:text-properties fo:font-style="normal" officeooo:rsid="001bcd03" style:font-style-asian="normal" style:font-style-complex="normal"/>
    </style:style>
    <style:style style:name="T14"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Nathana<text:span text:style-name="T14">ël Derousseaux</text:span></text:h>
      <text:h text:style-name="P1" text:outline-level="1">Cartographie de l’infrastructure</text:h>
      <text:p text:style-name="P9"><text:span text:style-name="T1">Il y a 9 machines, nommées chacune net0Xpc1x et dont l’ip est 10.1.X.1X. </text:span><text:span text:style-name="T2">Chaque machine à son réseau 10.1.X.0/24 </text:span><text:span text:style-name="T3">(avec X compris entre 1 et 9).</text:span></text:p>
      <text:p text:style-name="P8">Chaque machine est connecté à un routeur dédié : par exemple, net01pc11 sera connecté au routeur r1. Chaque routeur a une interface dans son réseau, via 10.1.X.254, ainsi le routeur r1 aura une interface avec comme adresse 10.1.1.254. Chaque routeur a aussi une interface dans le réseau suivant, via 10.1.X+1.1, ainsi le routeur r1 aura une interface dans le réseau 2 avec comme adresse 10.1.2.1.</text:p>
      <text:p text:style-name="P8">De cette manière, on a un réseau très linéaire : pour atteindre r9 depuis r0 il faudra passer successivement par tout les routeur r1, r2, r3, r4 etc.</text:p>
      <text:p text:style-name="P13">On constate aussi que chaque pc à un serveur ssh et http sur les ports 22 et 8080, et que les routeurs ont un service ssh d’ouvert.</text:p>
      <text:h text:style-name="P2" text:outline-level="1">Propagation</text:h>
      <text:p text:style-name="P10">A cause de cette structure linéaire, le vers se propage en partant du premier réseau 10.1.1.0/24 et passe de réseau en réseau, passant au 10.1.2.0/24, puis a <text:s/>10.1.3.0/24 pour finir au 10.1.9.0/24.</text:p>
      <text:p text:style-name="Text_20_body">Le ver aura infecté toutes les machines en environ 200 secondes.</text:p>
      <text:h text:style-name="P2" text:outline-level="1">Exploration</text:h>
      <text:p text:style-name="P11">Avec le filtre « icmp », on peut capturer le trafic icmp sur le réseau correspondant. On peut constater que le vers explore le réseau de la manière suivante : il ping chaque adresse du réseau, en commençant par les adresses basse et regarde qui répond. Il fait ça périodiquement. Dans notre cas, seules les machines et le routeur répondent (puisque c’est les seuls machines du réseau), donc les adresses 10.1.X.1, 10.1.X.1X et 10.1.X.254.</text:p>
      <text:p text:style-name="P12">Avec le filtre wireshark « (tcp.flags.ack &amp;&amp; tcp.flags.syn) || (tcp.flags.syn) » on peut voir l’étape suivante du ver.</text:p>
      <text:p text:style-name="P12">Après avoir ping toutes les adresses du réseau pour connaître les machines disponibles, il va scanner <text:span text:style-name="T4">l’intégralité des ports </text:span>de <text:span text:style-name="T4">la machine du réseau, en commençant par les ports les plus haut. On constate que le scan va fonctionner pour les ports 22 et 8080, ceux qui sont effectivement ouvert sur les pcs.</text:span></text:p>
      <text:h text:style-name="P3" text:outline-level="1">Extractions des éléments du ver</text:h>
      <text:p text:style-name="P14">Une fois les différentes connections extraites de tcpflow, on comprend le fonctionnement du vers. Il va utiliser le serveur web pour procéder à une attaque de type buffer overflow pour accéder au shell de la machine, puis procéder à une connexion ssh pour se propager.</text:p>
      <text:p text:style-name="P14">Cela se fait en plusieurs étapes :</text:p>
      <text:p text:style-name="P14"><text:soft-page-break/>1. <text:span text:style-name="T5">Le ver envoie une requête GET sur le serveur http de la cible sur le port 8080. Le serveur lui répond « BAD request » mais aussi avec certaines adresses mémoire.</text:span></text:p>
      <text:p text:style-name="P15">2. Le ver refait une requête GET sur le serveur http, mais cette fois çi, la requête est longue et contient du code malveillant qui va lui permettre de lancer le shell. Le vers va juste lancer la commande « id » avant de se déconnecter.</text:p>
      <text:p text:style-name="P15">3. Le ver va refaire une dernière requête GET ou il va encore injecter du code malveillant pour lancer le shell. Ensuite, il va ensuite indiquer que la machine est déjà infecté (en créant le fichier /<text:span text:style-name="T6">root/.infected) </text:span><text:span text:style-name="T8">afin d’éviter que la machine se fasse infecter plusieurs fois. Ensuite il copie son code dans le fichier /</text:span><text:span text:style-name="T6">tmp</text:span><text:span text:style-name="T8">/w/sh. Puis </text:span><text:span text:style-name="T9">il modifie le path pour que la version vérollé de sh soit appelé à la place de la version légitime </text:span><text:span text:style-name="T10">(il n’édite pas le bashrc ou ce genre de fichier de configuration, donc pour l’utilisateur, la commande sh continuera à appeler la version légitime)</text:span><text:span text:style-name="T9">. Pour finir, il fait exécuter le code malveillant en arrière plan avant de se déconnecter.</text:span></text:p>
      <text:h text:style-name="P4" text:outline-level="1">Interprétation</text:h>
      <text:p text:style-name="P16">Le code du ver se trouve dans la troisième requête http du ver. Il est injecté dans le fichier /<text:span text:style-name="T6">tmp/</text:span><text:span text:style-name="T8">w/sh. Encodé en base64, il est écrit en shellscript. Le code du vers fonctionne ainsi : dès son lancement, il va installer les paquets nécessaire à son fonctionnement (netcat, fping). Ensuite il va scanner toutes les machines et tout les ports ouverts de ces machines. Pour chaque port </text:span><text:span text:style-name="T10">il va executer la fonction « attack ». Ce qui consiste à tenter une première requête tcp pour noter l’adresse de la pile (que le serveur web communique dans sa réponse). Si le serveur ne répond pas ou que l’adresse de la pile n’est pas récupéré, on abandonne et on passe au prochain port. Si l’adresse de la pile est bien récupérée, le programme envoie une requête avec son shellcode pour tester si l’attaque buffer overflow à fonctionné. Si oui, il fait une dernière requête ou il va procéder aux étapes décrites dans la partie précédente (marquer la machine comme infectée, dupliquer le code du ver, et l’exécuter).</text:span></text:p>
      <text:p text:style-name="P17"><text:span text:style-name="T10">L</text:span><text:span text:style-name="T8">e service vulnérable utilisé par l’attaque est webserveur, le binaire est stocké dans /</text:span><text:span text:style-name="T6">usr</text:span><text:span text:style-name="T8">/bin/webserver. Son code source peut ê</text:span><text:span text:style-name="T11">tre trouvé sur notre machine hote, dans /</text:span><text:span text:style-name="T7">root</text:span><text:span text:style-name="T11">/webserver/websever.c.</text:span><text:span text:style-name="T10"> </text:span><text:span text:style-name="T11">En le lisant, on peut constater 2 problèmes majeurs : premièrement, à la ligne 27 et 70, c’est inutile d’afficher des adresses mémoire, ça constitue un grand risque de sécurité. Deuxième et surtout, il n’y a aucune sécurité concernant la taille de la chaine entrée. À la ligne 43, il faudrait utiliser strncopy avec une limite de 128, en lieu et place de strcopy pour éviter le débordement de buffer.</text:span></text:p>
      <text:h text:style-name="P5" text:outline-level="1">Synthèse</text:h>
      <text:p text:style-name="P18">Pour résumer : nous avons un ver informatique qui scanne toute les machines du réseau afin de trouver des ports ouverts chez eux. Ensuite, il tente une requête GET sur tout les ports ouverts de toutes les machines détectée pour vérifier que la machine possède la première vulnérabilité (affiche l’adresse de la pile en retour de requete). Il fait ensuite une deuxième requête GET avec une url trop longue, contenant un shellcode, lui permet d’exploiter une faille de type buffer overflow et ainsi de lancer le shell de la machine cible. Cette deuxième requête permet de tester la seconde faille de sécurité : l’absence de contrôle de la taille de l’url. Si la faille est bien présente, alors il passe à la troisième requête lui permettant de se copier. Une fois qu’il a accédé au shell de la machine avec la <text:soft-page-break/>même technique que pour la deuxième requête, il va copier son code dans /<text:span text:style-name="T6">tmp/w/sh </text:span><text:span text:style-name="T8">puis exécuter le clone de lui même sur la machine nouvellement infecté. C’est ainsi que le vers va se propager.</text:span></text:p>
      <text:p text:style-name="P18"><text:span text:style-name="T8">Le code du vers à cependant besoin de 2 paquets pour fonctionner, netcat et fping. </text:span><text:span text:style-name="T12">Mais l</text:span><text:span text:style-name="T8">e ver va les installer a </text:span><text:span text:style-name="T12">lancement de son programme, ainsi</text:span><text:span text:style-name="T8"> il est difficile de lui empêcher l’accès à ces outils </text:span><text:span text:style-name="T12">à moins de restrein</text:span><text:span text:style-name="T13">dre </text:span><text:span text:style-name="T12">l’accès au gestionnaire de paquet.</text:span></text:p>
      <text:h text:style-name="P6" text:outline-level="1">Immunisation</text:h>
      <text:p text:style-name="P19">Afin de restreindre la propagation du ver, on peut créer sur chaque machine le fichier /<text:span text:style-name="T6">root</text:span><text:span text:style-name="T8">/.infected. En effet, le ver vérifie l’existence de ce fichier avant de se copier, pour éviter d’infecter deux fois la même machine. Si on crée se fichier, le ver croira avoir déjà infecté cette machine et ne se copira p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0d4fc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09:00:47.818336555</meta:creation-date>
    <dc:date>2023-12-21T11:49:09.277139909</dc:date>
    <meta:editing-duration>PT21M56S</meta:editing-duration>
    <meta:editing-cycles>7</meta:editing-cycles>
    <meta:generator>LibreOffice/7.3.7.2$Linux_X86_64 LibreOffice_project/30$Build-2</meta:generator>
    <meta:document-statistic meta:table-count="0" meta:image-count="0" meta:object-count="0" meta:page-count="3" meta:paragraph-count="27" meta:word-count="1142" meta:character-count="6635" meta:non-whitespace-character-count="5519"/>
  </office:meta>
</office:document-meta>
</file>